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0c82" officeooo:paragraph-rsid="00070ee4"/>
    </style:style>
    <style:style style:name="P2" style:family="paragraph" style:parent-style-name="Standard">
      <style:text-properties officeooo:rsid="00070ee4" officeooo:paragraph-rsid="00070ee4"/>
    </style:style>
    <style:style style:name="P3" style:family="paragraph" style:parent-style-name="Standard">
      <style:text-properties officeooo:rsid="00070ee4" officeooo:paragraph-rsid="0009221a"/>
    </style:style>
    <style:style style:name="P4" style:family="paragraph" style:parent-style-name="Standard">
      <style:text-properties officeooo:rsid="0009221a" officeooo:paragraph-rsid="0009221a"/>
    </style:style>
    <style:style style:name="T1" style:family="text">
      <style:text-properties fo:language="es" fo:country="MX"/>
    </style:style>
    <style:style style:name="T2" style:family="text">
      <style:text-properties fo:language="es" fo:country="MX" officeooo:rsid="00074be1"/>
    </style:style>
    <style:style style:name="T3" style:family="text">
      <style:text-properties fo:language="es" fo:country="MX" officeooo:rsid="0009221a"/>
    </style:style>
    <style:style style:name="T4" style:family="text">
      <style:text-properties officeooo:rsid="00074be1"/>
    </style:style>
    <style:style style:name="T5" style:family="text">
      <style:text-properties officeooo:rsid="000922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Por <text:span text:style-name="T1">qué</text:span> Vida Life? <text:s text:c="3"/>Quiero <text:s text:c="5"/>Eventos <text:s text:c="6"/>Descargas <text:s text:c="5"/>Contacto <text:s text:c="5"/>Donaciones</text:p>
      <text:p text:style-name="P1"/>
      <text:p text:style-name="P1">PLANEA UNA VISITA</text:p>
      <text:p text:style-name="P1"/>
      <text:p text:style-name="P2">AP<text:span text:style-name="T5">Ó</text:span>YANOS</text:p>
      <text:p text:style-name="P2"/>
      <text:p text:style-name="P3">La biblia nos enseña que nadie puede dar mas que Dios. El dinero es nuestro mayor competidor para la <text:span text:style-name="T2">devoción</text:span> de servir a nuestro señor. El dar <text:span text:style-name="T4">nos permite demostrar que Él es mas importante para nosotros que las cosas materiales. En VidaLife enseñamos que los cristianos deben ser los más generosos de esta Tierra, luchando por apoyar causas justas. No hay una </text:span><text:span text:style-name="T3">organización</text:span><text:span text:style-name="T4"> con mas potencial para cambiar el mundo que una iglesia local.</text:span></text:p>
      <text:p text:style-name="P3"/>
      <text:p text:style-name="P4">Gracias por su <text:s/>continua y <text:span text:style-name="T1">generosa</text:span> <text:span text:style-name="T1">colaboración</text:span> <text:s/>hacia VidaLife. Sus semillas generosas nos permiten continuar compartiendo el Evangelio, hacer <text:span text:style-name="T1">discípulos</text:span>, crear unidad y celebrar la Salv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4T18:21:49.442000000</meta:creation-date>
    <dc:date>2016-06-04T18:51:51.676000000</dc:date>
    <meta:editing-duration>PT8M31S</meta:editing-duration>
    <meta:editing-cycles>1</meta:editing-cycles>
    <meta:document-statistic meta:table-count="0" meta:image-count="0" meta:object-count="0" meta:page-count="1" meta:paragraph-count="5" meta:word-count="115" meta:character-count="745" meta:non-whitespace-character-count="609"/>
    <meta:generator>LibreOffice/5.1.2.2$Windows_x86 LibreOffice_project/d3bf12ecb743fc0d20e0be0c58ca359301eb705f</meta:generator>
  </office:meta>
</office:document-meta>
</file>